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" table:style-name="ta1">
        <table:shapes>
          <draw:frame draw:z-index="0" draw:style-name="gr1" draw:text-style-name="P1" svg:width="453.46pt" svg:height="255.23pt" svg:x="478.43pt" svg:y="31.63pt">
            <loext:p draw:notify-on-update-of-ranges="Sheet1.C4:Sheet1.C4 Sheet1.C5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8x1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28k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Miss Rate</text:p>
          </table:table-cell>
          <table:table-cell office:value-type="string" calcext:value-type="string">
            <text:p>Miss Rate Norm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Hit Rate Normalized</text:p>
          </table:table-cell>
          <table:table-cell office:value-type="string" calcext:value-type="string">
            <text:p>Cache Write Backs</text:p>
          </table:table-cell>
          <table:table-cell office:value-type="string" calcext:value-type="string">
            <text:p>Cache Write Backs Normalized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PC Normalized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Simulation Time Normaliz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Tick</text:p>
          </table:table-cell>
          <table:table-cell/>
          <table:table-cell office:value-type="string" calcext:value-type="string">
            <text:p>Miss Rate 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781" calcext:value-type="float">
            <text:p>0.58781</text:p>
          </table:table-cell>
          <table:table-cell table:formula="of:=[.$B5]/[.$B$5]" office:value-type="float" office:value="1" calcext:value-type="float">
            <text:p>1</text:p>
          </table:table-cell>
          <table:table-cell table:formula="of:=1-[.B5]" office:value-type="float" office:value="0.41219" calcext:value-type="float">
            <text:p>0.41219</text:p>
          </table:table-cell>
          <table:table-cell table:formula="of:=[.$D5]/[.$D$5]" office:value-type="float" office:value="1" calcext:value-type="float">
            <text:p>1</text:p>
          </table:table-cell>
          <table:table-cell office:value-type="float" office:value="334687" calcext:value-type="float">
            <text:p>334687</text:p>
          </table:table-cell>
          <table:table-cell table:formula="of:=[.$F5]/[.$F$5]" office:value-type="float" office:value="1" calcext:value-type="float">
            <text:p>1</text:p>
          </table:table-cell>
          <table:table-cell table:formula="of:=[.N5]/[.O5]" office:value-type="float" office:value="0.0018599781382972" calcext:value-type="float">
            <text:p>0.0018599781</text:p>
          </table:table-cell>
          <table:table-cell table:formula="of:=[.H5]/[.H$5]" office:value-type="float" office:value="1" calcext:value-type="float">
            <text:p>1</text:p>
          </table:table-cell>
          <table:table-cell office:value-type="float" office:value="156153638500" calcext:value-type="float">
            <text:p>156153638500</text:p>
          </table:table-cell>
          <table:table-cell table:formula="of:=[.J5]/[.J$5]" office:value-type="float" office:value="1" calcext:value-type="float">
            <text:p>1</text:p>
          </table:table-cell>
          <table:table-cell table:number-columns-repeated="2"/>
          <table:table-cell office:value-type="float" office:value="153335" calcext:value-type="float">
            <text:p>153335</text:p>
          </table:table-cell>
          <table:table-cell office:value-type="float" office:value="82439141" calcext:value-type="float">
            <text:p>82439141</text:p>
          </table:table-cell>
          <table:table-cell/>
          <table:table-cell table:formula="of:=[.$B5]/[.$B$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77" calcext:value-type="float">
            <text:p>0.58777</text:p>
          </table:table-cell>
          <table:table-cell table:formula="of:=[.$B6]/[.$B$5]" office:value-type="float" office:value="0.999931950800429" calcext:value-type="float">
            <text:p>0.9999319508</text:p>
          </table:table-cell>
          <table:table-cell table:formula="of:=1-[.B6]" office:value-type="float" office:value="0.41223" calcext:value-type="float">
            <text:p>0.41223</text:p>
          </table:table-cell>
          <table:table-cell table:formula="of:=[.$D6]/[.$D$5]" office:value-type="float" office:value="1.00009704262597" calcext:value-type="float">
            <text:p>1.0000970426</text:p>
          </table:table-cell>
          <table:table-cell office:value-type="float" office:value="334686" calcext:value-type="float">
            <text:p>334686</text:p>
          </table:table-cell>
          <table:table-cell table:formula="of:=[.$F6]/[.$F$5]" office:value-type="float" office:value="0.999997012133725" calcext:value-type="float">
            <text:p>0.9999970121</text:p>
          </table:table-cell>
          <table:table-cell table:formula="of:=[.N6]/[.O6]" office:value-type="float" office:value="0.00186001473467458" calcext:value-type="float">
            <text:p>0.0018600147</text:p>
          </table:table-cell>
          <table:table-cell table:formula="of:=[.H6]/[.H$5]" office:value-type="float" office:value="1.00001967570297" calcext:value-type="float">
            <text:p>1.0000196757</text:p>
          </table:table-cell>
          <table:table-cell office:value-type="float" office:value="155989259500" calcext:value-type="float">
            <text:p>155989259500</text:p>
          </table:table-cell>
          <table:table-cell table:formula="of:=[.J6]/[.J$5]" office:value-type="float" office:value="0.998947325201135" calcext:value-type="float">
            <text:p>0.9989473252</text:p>
          </table:table-cell>
          <table:table-cell table:number-columns-repeated="2"/>
          <table:table-cell office:value-type="float" office:value="152440" calcext:value-type="float">
            <text:p>152440</text:p>
          </table:table-cell>
          <table:table-cell office:value-type="float" office:value="81956340" calcext:value-type="float">
            <text:p>81956340</text:p>
          </table:table-cell>
          <table:table-cell/>
          <table:table-cell table:formula="of:=[.$B6]/[.$B$5]" office:value-type="float" office:value="0.999931950800429" calcext:value-type="float">
            <text:p>0.9999319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7791" calcext:value-type="float">
            <text:p>0.587791</text:p>
          </table:table-cell>
          <table:table-cell table:formula="of:=[.$B7]/[.$B$5]" office:value-type="float" office:value="0.999967676630203" calcext:value-type="float">
            <text:p>0.9999676766</text:p>
          </table:table-cell>
          <table:table-cell table:formula="of:=1-[.B7]" office:value-type="float" office:value="0.412209" calcext:value-type="float">
            <text:p>0.412209</text:p>
          </table:table-cell>
          <table:table-cell table:formula="of:=[.$D7]/[.$D$5]" office:value-type="float" office:value="1.00004609524734" calcext:value-type="float">
            <text:p>1.0000460952</text:p>
          </table:table-cell>
          <table:table-cell office:value-type="float" office:value="334718" calcext:value-type="float">
            <text:p>334718</text:p>
          </table:table-cell>
          <table:table-cell table:formula="of:=[.$F7]/[.$F$5]" office:value-type="float" office:value="1.00009262385453" calcext:value-type="float">
            <text:p>1.0000926239</text:p>
          </table:table-cell>
          <table:table-cell table:formula="of:=[.N7]/[.O7]" office:value-type="float" office:value="0.00186004333297781" calcext:value-type="float">
            <text:p>0.0018600433</text:p>
          </table:table-cell>
          <table:table-cell table:formula="of:=[.H7]/[.H$5]" office:value-type="float" office:value="1.00003505131554" calcext:value-type="float">
            <text:p>1.0000350513</text:p>
          </table:table-cell>
          <table:table-cell office:value-type="float" office:value="155931567500" calcext:value-type="float">
            <text:p>155931567500</text:p>
          </table:table-cell>
          <table:table-cell table:formula="of:=[.J7]/[.J$5]" office:value-type="float" office:value="0.998577868552195" calcext:value-type="float">
            <text:p>0.9985778686</text:p>
          </table:table-cell>
          <table:table-cell table:number-columns-repeated="2"/>
          <table:table-cell office:value-type="float" office:value="151009" calcext:value-type="float">
            <text:p>151009</text:p>
          </table:table-cell>
          <table:table-cell office:value-type="float" office:value="81185743" calcext:value-type="float">
            <text:p>81185743</text:p>
          </table:table-cell>
          <table:table-cell/>
          <table:table-cell table:formula="of:=[.$B7]/[.$B$5]" office:value-type="float" office:value="0.999967676630203" calcext:value-type="float">
            <text:p>0.99996767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7792" calcext:value-type="float">
            <text:p>0.587792</text:p>
          </table:table-cell>
          <table:table-cell table:formula="of:=[.$B8]/[.$B$5]" office:value-type="float" office:value="0.999969377860193" calcext:value-type="float">
            <text:p>0.9999693779</text:p>
          </table:table-cell>
          <table:table-cell table:formula="of:=1-[.B8]" office:value-type="float" office:value="0.412208" calcext:value-type="float">
            <text:p>0.412208</text:p>
          </table:table-cell>
          <table:table-cell table:formula="of:=[.$D8]/[.$D$5]" office:value-type="float" office:value="1.00004366918169" calcext:value-type="float">
            <text:p>1.0000436692</text:p>
          </table:table-cell>
          <table:table-cell office:value-type="float" office:value="334813" calcext:value-type="float">
            <text:p>334813</text:p>
          </table:table-cell>
          <table:table-cell table:formula="of:=[.$F8]/[.$F$5]" office:value-type="float" office:value="1.00037647115066" calcext:value-type="float">
            <text:p>1.0003764712</text:p>
          </table:table-cell>
          <table:table-cell table:formula="of:=[.N8]/[.O8]" office:value-type="float" office:value="0.00186005083761411" calcext:value-type="float">
            <text:p>0.0018600508</text:p>
          </table:table-cell>
          <table:table-cell table:formula="of:=[.H8]/[.H$5]" office:value-type="float" office:value="1.00003908611366" calcext:value-type="float">
            <text:p>1.0000390861</text:p>
          </table:table-cell>
          <table:table-cell office:value-type="float" office:value="155908915500" calcext:value-type="float">
            <text:p>155908915500</text:p>
          </table:table-cell>
          <table:table-cell table:formula="of:=[.J8]/[.J$5]" office:value-type="float" office:value="0.998432806290325" calcext:value-type="float">
            <text:p>0.9984328063</text:p>
          </table:table-cell>
          <table:table-cell table:number-columns-repeated="2"/>
          <table:table-cell office:value-type="float" office:value="153056" calcext:value-type="float">
            <text:p>153056</text:p>
          </table:table-cell>
          <table:table-cell office:value-type="float" office:value="82285923" calcext:value-type="float">
            <text:p>82285923</text:p>
          </table:table-cell>
          <table:table-cell/>
          <table:table-cell table:formula="of:=[.$B8]/[.$B$5]" office:value-type="float" office:value="0.999969377860193" calcext:value-type="float">
            <text:p>0.99996937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7792" calcext:value-type="float">
            <text:p>0.587792</text:p>
          </table:table-cell>
          <table:table-cell table:formula="of:=[.$B9]/[.$B$5]" office:value-type="float" office:value="0.999969377860193" calcext:value-type="float">
            <text:p>0.9999693779</text:p>
          </table:table-cell>
          <table:table-cell table:formula="of:=1-[.B9]" office:value-type="float" office:value="0.412208" calcext:value-type="float">
            <text:p>0.412208</text:p>
          </table:table-cell>
          <table:table-cell table:formula="of:=[.$D9]/[.$D$5]" office:value-type="float" office:value="1.00004366918169" calcext:value-type="float">
            <text:p>1.0000436692</text:p>
          </table:table-cell>
          <table:table-cell office:value-type="float" office:value="335357" calcext:value-type="float">
            <text:p>335357</text:p>
          </table:table-cell>
          <table:table-cell table:formula="of:=[.$F9]/[.$F$5]" office:value-type="float" office:value="1.00200187040429" calcext:value-type="float">
            <text:p>1.0020018704</text:p>
          </table:table-cell>
          <table:table-cell table:formula="of:=[.N9]/[.O9]" office:value-type="float" office:value="0.00186005733635758" calcext:value-type="float">
            <text:p>0.0018600573</text:p>
          </table:table-cell>
          <table:table-cell table:formula="of:=[.H9]/[.H$5]" office:value-type="float" office:value="1.00004258010283" calcext:value-type="float">
            <text:p>1.0000425801</text:p>
          </table:table-cell>
          <table:table-cell office:value-type="float" office:value="155900073000" calcext:value-type="float">
            <text:p>155900073000</text:p>
          </table:table-cell>
          <table:table-cell table:formula="of:=[.J9]/[.J$5]" office:value-type="float" office:value="0.998376179367732" calcext:value-type="float">
            <text:p>0.9983761794</text:p>
          </table:table-cell>
          <table:table-cell table:number-columns-repeated="2"/>
          <table:table-cell office:value-type="float" office:value="155203" calcext:value-type="float">
            <text:p>155203</text:p>
          </table:table-cell>
          <table:table-cell office:value-type="float" office:value="83439901" calcext:value-type="float">
            <text:p>83439901</text:p>
          </table:table-cell>
          <table:table-cell/>
          <table:table-cell table:formula="of:=[.$B9]/[.$B$5]" office:value-type="float" office:value="0.999969377860193" calcext:value-type="float">
            <text:p>0.99996937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88036" calcext:value-type="float">
            <text:p>0.588036</text:p>
          </table:table-cell>
          <table:table-cell table:formula="of:=[.$B10]/[.$B$5]" office:value-type="float" office:value="1.00038447797758" calcext:value-type="float">
            <text:p>1.000384478</text:p>
          </table:table-cell>
          <table:table-cell table:formula="of:=1-[.B10]" office:value-type="float" office:value="0.411964" calcext:value-type="float">
            <text:p>0.411964</text:p>
          </table:table-cell>
          <table:table-cell table:formula="of:=[.$D10]/[.$D$5]" office:value-type="float" office:value="0.99945170916325" calcext:value-type="float">
            <text:p>0.9994517092</text:p>
          </table:table-cell>
          <table:table-cell office:value-type="float" office:value="335552" calcext:value-type="float">
            <text:p>335552</text:p>
          </table:table-cell>
          <table:table-cell table:formula="of:=[.$F10]/[.$F$5]" office:value-type="float" office:value="1.00258450432792" calcext:value-type="float">
            <text:p>1.0025845043</text:p>
          </table:table-cell>
          <table:table-cell table:formula="of:=[.N10]/[.O10]" office:value-type="float" office:value="0.00186005864847697" calcext:value-type="float">
            <text:p>0.0018600586</text:p>
          </table:table-cell>
          <table:table-cell table:formula="of:=[.H10]/[.H$5]" office:value-type="float" office:value="1.00004328555165" calcext:value-type="float">
            <text:p>1.0000432856</text:p>
          </table:table-cell>
          <table:table-cell office:value-type="float" office:value="155895158500" calcext:value-type="float">
            <text:p>155895158500</text:p>
          </table:table-cell>
          <table:table-cell table:formula="of:=[.J10]/[.J$5]" office:value-type="float" office:value="0.998344707158393" calcext:value-type="float">
            <text:p>0.9983447072</text:p>
          </table:table-cell>
          <table:table-cell table:number-columns-repeated="2"/>
          <table:table-cell office:value-type="float" office:value="154393" calcext:value-type="float">
            <text:p>154393</text:p>
          </table:table-cell>
          <table:table-cell office:value-type="float" office:value="83004372" calcext:value-type="float">
            <text:p>83004372</text:p>
          </table:table-cell>
          <table:table-cell/>
          <table:table-cell table:formula="of:=[.$B10]/[.$B$5]" office:value-type="float" office:value="1.00038447797758" calcext:value-type="float">
            <text:p>1.0003844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88688" calcext:value-type="float">
            <text:p>0.588688</text:p>
          </table:table-cell>
          <table:table-cell table:formula="of:=[.$B11]/[.$B$5]" office:value-type="float" office:value="1.00149367993059" calcext:value-type="float">
            <text:p>1.0014936799</text:p>
          </table:table-cell>
          <table:table-cell table:formula="of:=1-[.B11]" office:value-type="float" office:value="0.411312" calcext:value-type="float">
            <text:p>0.411312</text:p>
          </table:table-cell>
          <table:table-cell table:formula="of:=[.$D11]/[.$D$5]" office:value-type="float" office:value="0.997869914359883" calcext:value-type="float">
            <text:p>0.9978699144</text:p>
          </table:table-cell>
          <table:table-cell office:value-type="float" office:value="335780" calcext:value-type="float">
            <text:p>335780</text:p>
          </table:table-cell>
          <table:table-cell table:formula="of:=[.$F11]/[.$F$5]" office:value-type="float" office:value="1.00326573783864" calcext:value-type="float">
            <text:p>1.0032657378</text:p>
          </table:table-cell>
          <table:table-cell table:formula="of:=[.N11]/[.O11]" office:value-type="float" office:value="0.00186005585292142" calcext:value-type="float">
            <text:p>0.0018600559</text:p>
          </table:table-cell>
          <table:table-cell table:formula="of:=[.H11]/[.H$5]" office:value-type="float" office:value="1.00004178254713" calcext:value-type="float">
            <text:p>1.0000417825</text:p>
          </table:table-cell>
          <table:table-cell office:value-type="float" office:value="155895009000" calcext:value-type="float">
            <text:p>155895009000</text:p>
          </table:table-cell>
          <table:table-cell table:formula="of:=[.J11]/[.J$5]" office:value-type="float" office:value="0.998343749767957" calcext:value-type="float">
            <text:p>0.9983437498</text:p>
          </table:table-cell>
          <table:table-cell table:number-columns-repeated="2"/>
          <table:table-cell office:value-type="float" office:value="154987" calcext:value-type="float">
            <text:p>154987</text:p>
          </table:table-cell>
          <table:table-cell office:value-type="float" office:value="83323842" calcext:value-type="float">
            <text:p>83323842</text:p>
          </table:table-cell>
          <table:table-cell/>
          <table:table-cell table:formula="of:=[.$B11]/[.$B$5]" office:value-type="float" office:value="1.00149367993059" calcext:value-type="float">
            <text:p>1.0014936799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256k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Miss Rate</text:p>
          </table:table-cell>
          <table:table-cell office:value-type="string" calcext:value-type="string">
            <text:p>Miss Rate Norm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Hit Rate Normalized</text:p>
          </table:table-cell>
          <table:table-cell office:value-type="string" calcext:value-type="string">
            <text:p>Cache Write Backs</text:p>
          </table:table-cell>
          <table:table-cell office:value-type="string" calcext:value-type="string">
            <text:p>Cache Write Backs Normalized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PC Normalized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Simulation Time Normaliz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Tick</text:p>
          </table:table-cell>
          <table:table-cell/>
          <table:table-cell office:value-type="string" calcext:value-type="string">
            <text:p>Miss Rate 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7861" calcext:value-type="float">
            <text:p>0.437861</text:p>
          </table:table-cell>
          <table:table-cell table:formula="of:=[.$B17]/[.$B$17]" office:value-type="float" office:value="1" calcext:value-type="float">
            <text:p>1</text:p>
          </table:table-cell>
          <table:table-cell table:formula="of:=1-[.B17]" office:value-type="float" office:value="0.562139" calcext:value-type="float">
            <text:p>0.562139</text:p>
          </table:table-cell>
          <table:table-cell table:formula="of:=[.$D17]/[.$D$17]" office:value-type="float" office:value="1" calcext:value-type="float">
            <text:p>1</text:p>
          </table:table-cell>
          <table:table-cell office:value-type="float" office:value="289594" calcext:value-type="float">
            <text:p>289594</text:p>
          </table:table-cell>
          <table:table-cell table:formula="of:=[.$F17]/[.$F$17]" office:value-type="float" office:value="1" calcext:value-type="float">
            <text:p>1</text:p>
          </table:table-cell>
          <table:table-cell table:formula="of:=[.N17]/[.O17]" office:value-type="float" office:value="0.00185998452201106" calcext:value-type="float">
            <text:p>0.0018599845</text:p>
          </table:table-cell>
          <table:table-cell table:formula="of:=[.H17]/[.H$17]" office:value-type="float" office:value="1" calcext:value-type="float">
            <text:p>1</text:p>
          </table:table-cell>
          <table:table-cell office:value-type="float" office:value="156153638500" calcext:value-type="float">
            <text:p>156153638500</text:p>
          </table:table-cell>
          <table:table-cell table:formula="of:=[.J17]/[.J$17]" office:value-type="float" office:value="1" calcext:value-type="float">
            <text:p>1</text:p>
          </table:table-cell>
          <table:table-cell table:number-columns-repeated="2"/>
          <table:table-cell office:value-type="float" office:value="153709" calcext:value-type="float">
            <text:p>153709</text:p>
          </table:table-cell>
          <table:table-cell office:value-type="float" office:value="82639935" calcext:value-type="float">
            <text:p>82639935</text:p>
          </table:table-cell>
          <table:table-cell/>
          <table:table-cell table:formula="of:=[.$B17]/[.$B$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7844" calcext:value-type="float">
            <text:p>0.437844</text:p>
          </table:table-cell>
          <table:table-cell table:formula="of:=[.$B18]/[.$B$17]" office:value-type="float" office:value="0.999961174893402" calcext:value-type="float">
            <text:p>0.9999611749</text:p>
          </table:table-cell>
          <table:table-cell table:formula="of:=1-[.B18]" office:value-type="float" office:value="0.562156" calcext:value-type="float">
            <text:p>0.562156</text:p>
          </table:table-cell>
          <table:table-cell table:formula="of:=[.$D18]/[.$D$17]" office:value-type="float" office:value="1.00003024163063" calcext:value-type="float">
            <text:p>1.0000302416</text:p>
          </table:table-cell>
          <table:table-cell office:value-type="float" office:value="289600" calcext:value-type="float">
            <text:p>289600</text:p>
          </table:table-cell>
          <table:table-cell table:formula="of:=[.$F18]/[.$F$17]" office:value-type="float" office:value="1.0000207186613" calcext:value-type="float">
            <text:p>1.0000207187</text:p>
          </table:table-cell>
          <table:table-cell table:formula="of:=[.N18]/[.O18]" office:value-type="float" office:value="0.00181938906054071" calcext:value-type="float">
            <text:p>0.0018193891</text:p>
          </table:table-cell>
          <table:table-cell table:formula="of:=[.H18]/[.H$17]" office:value-type="float" office:value="0.978174301457919" calcext:value-type="float">
            <text:p>0.9781743015</text:p>
          </table:table-cell>
          <table:table-cell office:value-type="float" office:value="155989259500" calcext:value-type="float">
            <text:p>155989259500</text:p>
          </table:table-cell>
          <table:table-cell table:formula="of:=[.J18]/[.J$17]" office:value-type="float" office:value="0.998947325201135" calcext:value-type="float">
            <text:p>0.9989473252</text:p>
          </table:table-cell>
          <table:table-cell table:number-columns-repeated="2"/>
          <table:table-cell office:value-type="float" office:value="153671" calcext:value-type="float">
            <text:p>153671</text:p>
          </table:table-cell>
          <table:table-cell office:value-type="float" office:value="84462968" calcext:value-type="float">
            <text:p>84462968</text:p>
          </table:table-cell>
          <table:table-cell/>
          <table:table-cell table:formula="of:=[.$B18]/[.$B$17]" office:value-type="float" office:value="0.999961174893402" calcext:value-type="float">
            <text:p>0.9999611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7802" calcext:value-type="float">
            <text:p>0.437802</text:p>
          </table:table-cell>
          <table:table-cell table:formula="of:=[.$B19]/[.$B$17]" office:value-type="float" office:value="0.999865254041808" calcext:value-type="float">
            <text:p>0.999865254</text:p>
          </table:table-cell>
          <table:table-cell table:formula="of:=1-[.B19]" office:value-type="float" office:value="0.562198" calcext:value-type="float">
            <text:p>0.562198</text:p>
          </table:table-cell>
          <table:table-cell table:formula="of:=[.$D19]/[.$D$17]" office:value-type="float" office:value="1.00010495624748" calcext:value-type="float">
            <text:p>1.0001049562</text:p>
          </table:table-cell>
          <table:table-cell office:value-type="float" office:value="289627" calcext:value-type="float">
            <text:p>289627</text:p>
          </table:table-cell>
          <table:table-cell table:formula="of:=[.$F19]/[.$F$17]" office:value-type="float" office:value="1.00011395263714" calcext:value-type="float">
            <text:p>1.0001139526</text:p>
          </table:table-cell>
          <table:table-cell table:formula="of:=[.N19]/[.O19]" office:value-type="float" office:value="0.00186003710986581" calcext:value-type="float">
            <text:p>0.0018600371</text:p>
          </table:table-cell>
          <table:table-cell table:formula="of:=[.H19]/[.H$17]" office:value-type="float" office:value="1.00002827327547" calcext:value-type="float">
            <text:p>1.0000282733</text:p>
          </table:table-cell>
          <table:table-cell office:value-type="float" office:value="155931567500" calcext:value-type="float">
            <text:p>155931567500</text:p>
          </table:table-cell>
          <table:table-cell table:formula="of:=[.J19]/[.J$17]" office:value-type="float" office:value="0.998577868552195" calcext:value-type="float">
            <text:p>0.9985778686</text:p>
          </table:table-cell>
          <table:table-cell table:number-columns-repeated="2"/>
          <table:table-cell office:value-type="float" office:value="154327" calcext:value-type="float">
            <text:p>154327</text:p>
          </table:table-cell>
          <table:table-cell office:value-type="float" office:value="82969850" calcext:value-type="float">
            <text:p>82969850</text:p>
          </table:table-cell>
          <table:table-cell/>
          <table:table-cell table:formula="of:=[.$B19]/[.$B$17]" office:value-type="float" office:value="0.999865254041808" calcext:value-type="float">
            <text:p>0.999865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783" calcext:value-type="float">
            <text:p>0.43783</text:p>
          </table:table-cell>
          <table:table-cell table:formula="of:=[.$B20]/[.$B$17]" office:value-type="float" office:value="0.999929201276204" calcext:value-type="float">
            <text:p>0.9999292013</text:p>
          </table:table-cell>
          <table:table-cell table:formula="of:=1-[.B20]" office:value-type="float" office:value="0.56217" calcext:value-type="float">
            <text:p>0.56217</text:p>
          </table:table-cell>
          <table:table-cell table:formula="of:=[.$D20]/[.$D$17]" office:value-type="float" office:value="1.00005514650291" calcext:value-type="float">
            <text:p>1.0000551465</text:p>
          </table:table-cell>
          <table:table-cell office:value-type="float" office:value="289722" calcext:value-type="float">
            <text:p>289722</text:p>
          </table:table-cell>
          <table:table-cell table:formula="of:=[.$F20]/[.$F$17]" office:value-type="float" office:value="1.0004419981077" calcext:value-type="float">
            <text:p>1.0004419981</text:p>
          </table:table-cell>
          <table:table-cell table:formula="of:=[.N20]/[.O20]" office:value-type="float" office:value="0.00186005419096931" calcext:value-type="float">
            <text:p>0.0018600542</text:p>
          </table:table-cell>
          <table:table-cell table:formula="of:=[.H20]/[.H$17]" office:value-type="float" office:value="1.00003745674086" calcext:value-type="float">
            <text:p>1.0000374567</text:p>
          </table:table-cell>
          <table:table-cell office:value-type="float" office:value="155908915500" calcext:value-type="float">
            <text:p>155908915500</text:p>
          </table:table-cell>
          <table:table-cell table:formula="of:=[.J20]/[.J$17]" office:value-type="float" office:value="0.998432806290325" calcext:value-type="float">
            <text:p>0.9984328063</text:p>
          </table:table-cell>
          <table:table-cell table:number-columns-repeated="2"/>
          <table:table-cell office:value-type="float" office:value="154899" calcext:value-type="float">
            <text:p>154899</text:p>
          </table:table-cell>
          <table:table-cell office:value-type="float" office:value="83276606" calcext:value-type="float">
            <text:p>83276606</text:p>
          </table:table-cell>
          <table:table-cell/>
          <table:table-cell table:formula="of:=[.$B20]/[.$B$17]" office:value-type="float" office:value="0.999929201276204" calcext:value-type="float">
            <text:p>0.9999292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8931" calcext:value-type="float">
            <text:p>0.438931</text:p>
          </table:table-cell>
          <table:table-cell table:formula="of:=[.$B21]/[.$B$17]" office:value-type="float" office:value="1.00244369788586" calcext:value-type="float">
            <text:p>1.0024436979</text:p>
          </table:table-cell>
          <table:table-cell table:formula="of:=1-[.B21]" office:value-type="float" office:value="0.561069" calcext:value-type="float">
            <text:p>0.561069</text:p>
          </table:table-cell>
          <table:table-cell table:formula="of:=[.$D21]/[.$D$17]" office:value-type="float" office:value="0.998096556189839" calcext:value-type="float">
            <text:p>0.9980965562</text:p>
          </table:table-cell>
          <table:table-cell office:value-type="float" office:value="290906" calcext:value-type="float">
            <text:p>290906</text:p>
          </table:table-cell>
          <table:table-cell table:formula="of:=[.$F21]/[.$F$17]" office:value-type="float" office:value="1.00453048060388" calcext:value-type="float">
            <text:p>1.0045304806</text:p>
          </table:table-cell>
          <table:table-cell table:formula="of:=[.N21]/[.O21]" office:value-type="float" office:value="0.00186005777111692" calcext:value-type="float">
            <text:p>0.0018600578</text:p>
          </table:table-cell>
          <table:table-cell table:formula="of:=[.H21]/[.H$17]" office:value-type="float" office:value="1.00003938156743" calcext:value-type="float">
            <text:p>1.0000393816</text:p>
          </table:table-cell>
          <table:table-cell office:value-type="float" office:value="155900073000" calcext:value-type="float">
            <text:p>155900073000</text:p>
          </table:table-cell>
          <table:table-cell table:formula="of:=[.J21]/[.J$17]" office:value-type="float" office:value="0.998376179367732" calcext:value-type="float">
            <text:p>0.9983761794</text:p>
          </table:table-cell>
          <table:table-cell table:number-columns-repeated="2"/>
          <table:table-cell office:value-type="float" office:value="157106" calcext:value-type="float">
            <text:p>157106</text:p>
          </table:table-cell>
          <table:table-cell office:value-type="float" office:value="84462968" calcext:value-type="float">
            <text:p>84462968</text:p>
          </table:table-cell>
          <table:table-cell/>
          <table:table-cell table:formula="of:=[.$B21]/[.$B$17]" office:value-type="float" office:value="1.00244369788586" calcext:value-type="float">
            <text:p>1.00244369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784" calcext:value-type="float">
            <text:p>0.43784</text:p>
          </table:table-cell>
          <table:table-cell table:formula="of:=[.$B22]/[.$B$17]" office:value-type="float" office:value="0.999952039574203" calcext:value-type="float">
            <text:p>0.9999520396</text:p>
          </table:table-cell>
          <table:table-cell table:formula="of:=1-[.B22]" office:value-type="float" office:value="0.56216" calcext:value-type="float">
            <text:p>0.56216</text:p>
          </table:table-cell>
          <table:table-cell table:formula="of:=[.$D22]/[.$D$17]" office:value-type="float" office:value="1.00003735730842" calcext:value-type="float">
            <text:p>1.0000373573</text:p>
          </table:table-cell>
          <table:table-cell office:value-type="float" office:value="290477" calcext:value-type="float">
            <text:p>290477</text:p>
          </table:table-cell>
          <table:table-cell table:formula="of:=[.$F22]/[.$F$17]" office:value-type="float" office:value="1.00304909632106" calcext:value-type="float">
            <text:p>1.0030490963</text:p>
          </table:table-cell>
          <table:table-cell table:formula="of:=[.N22]/[.O22]" office:value-type="float" office:value="0.00186006252016948" calcext:value-type="float">
            <text:p>0.0018600625</text:p>
          </table:table-cell>
          <table:table-cell table:formula="of:=[.H22]/[.H$17]" office:value-type="float" office:value="1.00004193484274" calcext:value-type="float">
            <text:p>1.0000419348</text:p>
          </table:table-cell>
          <table:table-cell office:value-type="float" office:value="155895158500" calcext:value-type="float">
            <text:p>155895158500</text:p>
          </table:table-cell>
          <table:table-cell table:formula="of:=[.J22]/[.J$17]" office:value-type="float" office:value="0.998344707158393" calcext:value-type="float">
            <text:p>0.9983447072</text:p>
          </table:table-cell>
          <table:table-cell table:number-columns-repeated="2"/>
          <table:table-cell office:value-type="float" office:value="154477" calcext:value-type="float">
            <text:p>154477</text:p>
          </table:table-cell>
          <table:table-cell office:value-type="float" office:value="83049359" calcext:value-type="float">
            <text:p>83049359</text:p>
          </table:table-cell>
          <table:table-cell/>
          <table:table-cell table:formula="of:=[.$B22]/[.$B$17]" office:value-type="float" office:value="0.999952039574203" calcext:value-type="float">
            <text:p>0.99995203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3827" calcext:value-type="float">
            <text:p>0.43827</text:p>
          </table:table-cell>
          <table:table-cell table:formula="of:=[.$B23]/[.$B$17]" office:value-type="float" office:value="1.00093408638815" calcext:value-type="float">
            <text:p>1.0009340864</text:p>
          </table:table-cell>
          <table:table-cell table:formula="of:=1-[.B23]" office:value-type="float" office:value="0.56173" calcext:value-type="float">
            <text:p>0.56173</text:p>
          </table:table-cell>
          <table:table-cell table:formula="of:=[.$D23]/[.$D$17]" office:value-type="float" office:value="0.999272421945462" calcext:value-type="float">
            <text:p>0.9992724219</text:p>
          </table:table-cell>
          <table:table-cell office:value-type="float" office:value="290853" calcext:value-type="float">
            <text:p>290853</text:p>
          </table:table-cell>
          <table:table-cell table:formula="of:=[.$F23]/[.$F$17]" office:value-type="float" office:value="1.00434746576241" calcext:value-type="float">
            <text:p>1.0043474658</text:p>
          </table:table-cell>
          <table:table-cell table:formula="of:=[.N23]/[.O23]" office:value-type="float" office:value="0.00186006106926165" calcext:value-type="float">
            <text:p>0.0018600611</text:p>
          </table:table-cell>
          <table:table-cell table:formula="of:=[.H23]/[.H$17]" office:value-type="float" office:value="1.00004115477827" calcext:value-type="float">
            <text:p>1.0000411548</text:p>
          </table:table-cell>
          <table:table-cell office:value-type="float" office:value="155895009000" calcext:value-type="float">
            <text:p>155895009000</text:p>
          </table:table-cell>
          <table:table-cell table:formula="of:=[.J23]/[.J$17]" office:value-type="float" office:value="0.998343749767957" calcext:value-type="float">
            <text:p>0.9983437498</text:p>
          </table:table-cell>
          <table:table-cell table:number-columns-repeated="2"/>
          <table:table-cell office:value-type="float" office:value="154132" calcext:value-type="float">
            <text:p>154132</text:p>
          </table:table-cell>
          <table:table-cell office:value-type="float" office:value="82863946" calcext:value-type="float">
            <text:p>82863946</text:p>
          </table:table-cell>
          <table:table-cell/>
          <table:table-cell table:formula="of:=[.$B23]/[.$B$17]" office:value-type="float" office:value="1.00093408638815" calcext:value-type="float">
            <text:p>1.0009340864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64k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Miss Rate</text:p>
          </table:table-cell>
          <table:table-cell office:value-type="string" calcext:value-type="string">
            <text:p>Miss Rate Norm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Hit Rate Normalized</text:p>
          </table:table-cell>
          <table:table-cell office:value-type="string" calcext:value-type="string">
            <text:p>Cache Write Backs</text:p>
          </table:table-cell>
          <table:table-cell office:value-type="string" calcext:value-type="string">
            <text:p>Cache Write Backs Normalized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PC Normalized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Simulation Time Normaliz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Tick</text:p>
          </table:table-cell>
          <table:table-cell/>
          <table:table-cell office:value-type="string" calcext:value-type="string">
            <text:p>Miss Rate N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42" calcext:value-type="float">
            <text:p>0.697542</text:p>
          </table:table-cell>
          <table:table-cell table:formula="of:=[.$B28]/[.$B$28]" office:value-type="float" office:value="1" calcext:value-type="float">
            <text:p>1</text:p>
          </table:table-cell>
          <table:table-cell table:formula="of:=1-[.B28]" office:value-type="float" office:value="0.302458" calcext:value-type="float">
            <text:p>0.302458</text:p>
          </table:table-cell>
          <table:table-cell table:formula="of:=[.$D28]/[.$D$28]" office:value-type="float" office:value="1" calcext:value-type="float">
            <text:p>1</text:p>
          </table:table-cell>
          <table:table-cell office:value-type="float" office:value="357624" calcext:value-type="float">
            <text:p>357624</text:p>
          </table:table-cell>
          <table:table-cell table:formula="of:=[.$F28]/[.$F$28]" office:value-type="float" office:value="1" calcext:value-type="float">
            <text:p>1</text:p>
          </table:table-cell>
          <table:table-cell table:formula="of:=[.N28]/[.O28]" office:value-type="float" office:value="0.00185998084828143" calcext:value-type="float">
            <text:p>0.0018599808</text:p>
          </table:table-cell>
          <table:table-cell table:formula="of:=[.H28]/[.H$28]" office:value-type="float" office:value="1" calcext:value-type="float">
            <text:p>1</text:p>
          </table:table-cell>
          <table:table-cell office:value-type="float" office:value="156153638500" calcext:value-type="float">
            <text:p>156153638500</text:p>
          </table:table-cell>
          <table:table-cell table:formula="of:=[.J28]/[.J$28]" office:value-type="float" office:value="1" calcext:value-type="float">
            <text:p>1</text:p>
          </table:table-cell>
          <table:table-cell table:number-columns-repeated="2"/>
          <table:table-cell office:value-type="float" office:value="152732" calcext:value-type="float">
            <text:p>152732</text:p>
          </table:table-cell>
          <table:table-cell office:value-type="float" office:value="82114824" calcext:value-type="float">
            <text:p>82114824</text:p>
          </table:table-cell>
          <table:table-cell/>
          <table:table-cell table:formula="of:=[.$B28]/[.$B$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7497" calcext:value-type="float">
            <text:p>0.697497</text:p>
          </table:table-cell>
          <table:table-cell table:formula="of:=[.$B29]/[.$B$28]" office:value-type="float" office:value="0.999935487755576" calcext:value-type="float">
            <text:p>0.9999354878</text:p>
          </table:table-cell>
          <table:table-cell table:formula="of:=1-[.B29]" office:value-type="float" office:value="0.302503" calcext:value-type="float">
            <text:p>0.302503</text:p>
          </table:table-cell>
          <table:table-cell table:formula="of:=[.$D29]/[.$D$28]" office:value-type="float" office:value="1.00014878098777" calcext:value-type="float">
            <text:p>1.000148781</text:p>
          </table:table-cell>
          <table:table-cell office:value-type="float" office:value="357624" calcext:value-type="float">
            <text:p>357624</text:p>
          </table:table-cell>
          <table:table-cell table:formula="of:=[.$F29]/[.$F$28]" office:value-type="float" office:value="1" calcext:value-type="float">
            <text:p>1</text:p>
          </table:table-cell>
          <table:table-cell table:formula="of:=[.N29]/[.O29]" office:value-type="float" office:value="0.00186001356579762" calcext:value-type="float">
            <text:p>0.0018600136</text:p>
          </table:table-cell>
          <table:table-cell table:formula="of:=[.H29]/[.H$28]" office:value-type="float" office:value="1.00001759024359" calcext:value-type="float">
            <text:p>1.0000175902</text:p>
          </table:table-cell>
          <table:table-cell office:value-type="float" office:value="155989259500" calcext:value-type="float">
            <text:p>155989259500</text:p>
          </table:table-cell>
          <table:table-cell table:formula="of:=[.J29]/[.J$28]" office:value-type="float" office:value="0.998947325201135" calcext:value-type="float">
            <text:p>0.9989473252</text:p>
          </table:table-cell>
          <table:table-cell table:number-columns-repeated="2"/>
          <table:table-cell office:value-type="float" office:value="151551" calcext:value-type="float">
            <text:p>151551</text:p>
          </table:table-cell>
          <table:table-cell office:value-type="float" office:value="81478438" calcext:value-type="float">
            <text:p>81478438</text:p>
          </table:table-cell>
          <table:table-cell/>
          <table:table-cell table:formula="of:=[.$B29]/[.$B$28]" office:value-type="float" office:value="0.999935487755576" calcext:value-type="float">
            <text:p>0.9999354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7531" calcext:value-type="float">
            <text:p>0.697531</text:p>
          </table:table-cell>
          <table:table-cell table:formula="of:=[.$B30]/[.$B$28]" office:value-type="float" office:value="0.999984230340252" calcext:value-type="float">
            <text:p>0.9999842303</text:p>
          </table:table-cell>
          <table:table-cell table:formula="of:=1-[.B30]" office:value-type="float" office:value="0.302469" calcext:value-type="float">
            <text:p>0.302469</text:p>
          </table:table-cell>
          <table:table-cell table:formula="of:=[.$D30]/[.$D$28]" office:value-type="float" office:value="1.0000363686859" calcext:value-type="float">
            <text:p>1.0000363687</text:p>
          </table:table-cell>
          <table:table-cell office:value-type="float" office:value="357653" calcext:value-type="float">
            <text:p>357653</text:p>
          </table:table-cell>
          <table:table-cell table:formula="of:=[.$F30]/[.$F$28]" office:value-type="float" office:value="1.00008109075454" calcext:value-type="float">
            <text:p>1.0000810908</text:p>
          </table:table-cell>
          <table:table-cell table:formula="of:=[.N30]/[.O30]" office:value-type="float" office:value="0.00186003404691184" calcext:value-type="float">
            <text:p>0.001860034</text:p>
          </table:table-cell>
          <table:table-cell table:formula="of:=[.H30]/[.H$28]" office:value-type="float" office:value="1.0000286017087" calcext:value-type="float">
            <text:p>1.0000286017</text:p>
          </table:table-cell>
          <table:table-cell office:value-type="float" office:value="155931567500" calcext:value-type="float">
            <text:p>155931567500</text:p>
          </table:table-cell>
          <table:table-cell table:formula="of:=[.J30]/[.J$28]" office:value-type="float" office:value="0.998577868552195" calcext:value-type="float">
            <text:p>0.9985778686</text:p>
          </table:table-cell>
          <table:table-cell table:number-columns-repeated="2"/>
          <table:table-cell office:value-type="float" office:value="153178" calcext:value-type="float">
            <text:p>153178</text:p>
          </table:table-cell>
          <table:table-cell office:value-type="float" office:value="82352256" calcext:value-type="float">
            <text:p>82352256</text:p>
          </table:table-cell>
          <table:table-cell/>
          <table:table-cell table:formula="of:=[.$B30]/[.$B$28]" office:value-type="float" office:value="0.999984230340252" calcext:value-type="float">
            <text:p>0.99998423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7532" calcext:value-type="float">
            <text:p>0.697532</text:p>
          </table:table-cell>
          <table:table-cell table:formula="of:=[.$B31]/[.$B$28]" office:value-type="float" office:value="0.999985663945683" calcext:value-type="float">
            <text:p>0.9999856639</text:p>
          </table:table-cell>
          <table:table-cell table:formula="of:=1-[.B31]" office:value-type="float" office:value="0.302468" calcext:value-type="float">
            <text:p>0.302468</text:p>
          </table:table-cell>
          <table:table-cell table:formula="of:=[.$D31]/[.$D$28]" office:value-type="float" office:value="1.00003306244173" calcext:value-type="float">
            <text:p>1.0000330624</text:p>
          </table:table-cell>
          <table:table-cell office:value-type="float" office:value="357720" calcext:value-type="float">
            <text:p>357720</text:p>
          </table:table-cell>
          <table:table-cell table:formula="of:=[.$F31]/[.$F$28]" office:value-type="float" office:value="1.00026843835984" calcext:value-type="float">
            <text:p>1.0002684384</text:p>
          </table:table-cell>
          <table:table-cell table:formula="of:=[.N31]/[.O31]" office:value-type="float" office:value="0.00186005003987299" calcext:value-type="float">
            <text:p>0.00186005</text:p>
          </table:table-cell>
          <table:table-cell table:formula="of:=[.H31]/[.H$28]" office:value-type="float" office:value="1.00003720016345" calcext:value-type="float">
            <text:p>1.0000372002</text:p>
          </table:table-cell>
          <table:table-cell office:value-type="float" office:value="155908915500" calcext:value-type="float">
            <text:p>155908915500</text:p>
          </table:table-cell>
          <table:table-cell table:formula="of:=[.J31]/[.J$28]" office:value-type="float" office:value="0.998432806290325" calcext:value-type="float">
            <text:p>0.9984328063</text:p>
          </table:table-cell>
          <table:table-cell table:number-columns-repeated="2"/>
          <table:table-cell office:value-type="float" office:value="152891" calcext:value-type="float">
            <text:p>152891</text:p>
          </table:table-cell>
          <table:table-cell office:value-type="float" office:value="82197251" calcext:value-type="float">
            <text:p>82197251</text:p>
          </table:table-cell>
          <table:table-cell/>
          <table:table-cell table:formula="of:=[.$B31]/[.$B$28]" office:value-type="float" office:value="0.999985663945683" calcext:value-type="float">
            <text:p>0.9999856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7297" calcext:value-type="float">
            <text:p>0.697297</text:p>
          </table:table-cell>
          <table:table-cell table:formula="of:=[.$B32]/[.$B$28]" office:value-type="float" office:value="0.999648766669247" calcext:value-type="float">
            <text:p>0.9996487667</text:p>
          </table:table-cell>
          <table:table-cell table:formula="of:=1-[.B32]" office:value-type="float" office:value="0.302703" calcext:value-type="float">
            <text:p>0.302703</text:p>
          </table:table-cell>
          <table:table-cell table:formula="of:=[.$D32]/[.$D$28]" office:value-type="float" office:value="1.00081002982232" calcext:value-type="float">
            <text:p>1.0008100298</text:p>
          </table:table-cell>
          <table:table-cell office:value-type="float" office:value="357820" calcext:value-type="float">
            <text:p>357820</text:p>
          </table:table-cell>
          <table:table-cell table:formula="of:=[.$F32]/[.$F$28]" office:value-type="float" office:value="1.00054806165134" calcext:value-type="float">
            <text:p>1.0005480617</text:p>
          </table:table-cell>
          <table:table-cell table:formula="of:=[.N32]/[.O32]" office:value-type="float" office:value="0.00186005928479023" calcext:value-type="float">
            <text:p>0.0018600593</text:p>
          </table:table-cell>
          <table:table-cell table:formula="of:=[.H32]/[.H$28]" office:value-type="float" office:value="1.00004217060024" calcext:value-type="float">
            <text:p>1.0000421706</text:p>
          </table:table-cell>
          <table:table-cell office:value-type="float" office:value="155900073000" calcext:value-type="float">
            <text:p>155900073000</text:p>
          </table:table-cell>
          <table:table-cell table:formula="of:=[.J32]/[.J$28]" office:value-type="float" office:value="0.998376179367732" calcext:value-type="float">
            <text:p>0.9983761794</text:p>
          </table:table-cell>
          <table:table-cell table:number-columns-repeated="2"/>
          <table:table-cell office:value-type="float" office:value="152158" calcext:value-type="float">
            <text:p>152158</text:p>
          </table:table-cell>
          <table:table-cell office:value-type="float" office:value="81802769" calcext:value-type="float">
            <text:p>81802769</text:p>
          </table:table-cell>
          <table:table-cell/>
          <table:table-cell table:formula="of:=[.$B32]/[.$B$28]" office:value-type="float" office:value="0.999648766669247" calcext:value-type="float">
            <text:p>0.9996487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6956" calcext:value-type="float">
            <text:p>0.696956</text:p>
          </table:table-cell>
          <table:table-cell table:formula="of:=[.$B33]/[.$B$28]" office:value-type="float" office:value="0.999159907217056" calcext:value-type="float">
            <text:p>0.9991599072</text:p>
          </table:table-cell>
          <table:table-cell table:formula="of:=1-[.B33]" office:value-type="float" office:value="0.303044" calcext:value-type="float">
            <text:p>0.303044</text:p>
          </table:table-cell>
          <table:table-cell table:formula="of:=[.$D33]/[.$D$28]" office:value-type="float" office:value="1.00193745908523" calcext:value-type="float">
            <text:p>1.0019374591</text:p>
          </table:table-cell>
          <table:table-cell office:value-type="float" office:value="358091" calcext:value-type="float">
            <text:p>358091</text:p>
          </table:table-cell>
          <table:table-cell table:formula="of:=[.$F33]/[.$F$28]" office:value-type="float" office:value="1.00130584077131" calcext:value-type="float">
            <text:p>1.0013058408</text:p>
          </table:table-cell>
          <table:table-cell table:formula="of:=[.N33]/[.O33]" office:value-type="float" office:value="0.00186005600142376" calcext:value-type="float">
            <text:p>0.001860056</text:p>
          </table:table-cell>
          <table:table-cell table:formula="of:=[.H33]/[.H$28]" office:value-type="float" office:value="1.00004040533127" calcext:value-type="float">
            <text:p>1.0000404053</text:p>
          </table:table-cell>
          <table:table-cell office:value-type="float" office:value="155895158500" calcext:value-type="float">
            <text:p>155895158500</text:p>
          </table:table-cell>
          <table:table-cell table:formula="of:=[.J33]/[.J$28]" office:value-type="float" office:value="0.998344707158393" calcext:value-type="float">
            <text:p>0.9983447072</text:p>
          </table:table-cell>
          <table:table-cell table:number-columns-repeated="2"/>
          <table:table-cell office:value-type="float" office:value="154024" calcext:value-type="float">
            <text:p>154024</text:p>
          </table:table-cell>
          <table:table-cell office:value-type="float" office:value="82806109" calcext:value-type="float">
            <text:p>82806109</text:p>
          </table:table-cell>
          <table:table-cell/>
          <table:table-cell table:formula="of:=[.$B33]/[.$B$28]" office:value-type="float" office:value="0.999159907217056" calcext:value-type="float">
            <text:p>0.99915990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826" calcext:value-type="float">
            <text:p>0.69826</text:p>
          </table:table-cell>
          <table:table-cell table:formula="of:=[.$B34]/[.$B$28]" office:value-type="float" office:value="1.00102932869992" calcext:value-type="float">
            <text:p>1.0010293287</text:p>
          </table:table-cell>
          <table:table-cell table:formula="of:=1-[.B34]" office:value-type="float" office:value="0.30174" calcext:value-type="float">
            <text:p>0.30174</text:p>
          </table:table-cell>
          <table:table-cell table:formula="of:=[.$D34]/[.$D$28]" office:value-type="float" office:value="0.997626116683969" calcext:value-type="float">
            <text:p>0.9976261167</text:p>
          </table:table-cell>
          <table:table-cell office:value-type="float" office:value="358208" calcext:value-type="float">
            <text:p>358208</text:p>
          </table:table-cell>
          <table:table-cell table:formula="of:=[.$F34]/[.$F$28]" office:value-type="float" office:value="1.00163300002237" calcext:value-type="float">
            <text:p>1.001633</text:p>
          </table:table-cell>
          <table:table-cell table:formula="of:=[.N34]/[.O34]" office:value-type="float" office:value="0.00186005382959027" calcext:value-type="float">
            <text:p>0.0018600538</text:p>
          </table:table-cell>
          <table:table-cell table:formula="of:=[.H34]/[.H$28]" office:value-type="float" office:value="1.00003923766684" calcext:value-type="float">
            <text:p>1.0000392377</text:p>
          </table:table-cell>
          <table:table-cell office:value-type="float" office:value="155895009000" calcext:value-type="float">
            <text:p>155895009000</text:p>
          </table:table-cell>
          <table:table-cell table:formula="of:=[.J34]/[.J$28]" office:value-type="float" office:value="0.998343749767957" calcext:value-type="float">
            <text:p>0.9983437498</text:p>
          </table:table-cell>
          <table:table-cell table:number-columns-repeated="2"/>
          <table:table-cell office:value-type="float" office:value="151717" calcext:value-type="float">
            <text:p>151717</text:p>
          </table:table-cell>
          <table:table-cell office:value-type="float" office:value="81565919" calcext:value-type="float">
            <text:p>81565919</text:p>
          </table:table-cell>
          <table:table-cell/>
          <table:table-cell table:formula="of:=[.$B34]/[.$B$28]" office:value-type="float" office:value="1.00102932869992" calcext:value-type="float">
            <text:p>1.0010293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2:21:50.847406241</meta:creation-date>
    <dc:date>2019-02-04T23:53:06.435556370</dc:date>
    <meta:editing-duration>PT47M17S</meta:editing-duration>
    <meta:editing-cycles>14</meta:editing-cycles>
    <meta:generator>LibreOffice/5.1.6.2$Linux_X86_64 LibreOffice_project/10m0$Build-2</meta:generator>
    <meta:document-statistic meta:table-count="2" meta:cell-count="3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aw:fill-hatch-name="Black_20_45_20_Degrees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Sheet1.C4:Sheet1.C11" chart:data-source-has-labels="row" svg:x="0.319cm" svg:y="0.18cm" svg:width="15.36cm" svg:height="8.645cm">
          <chartooo:coordinate-region svg:x="1.602cm" svg:y="0.379cm" svg:width="14.077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1" chart:label-cell-address="Sheet1.C4:Sheet1.C4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ss Rate Norm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5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931950800429">
                <text:p>0.999931950800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967676630203">
                <text:p>0.999967676630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69377860193">
                <text:p>0.999969377860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969377860193">
                <text:p>0.999969377860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38447797758">
                <text:p>1.00038447797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149367993059">
                <text:p>1.00149367993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